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0000" draw:marker-start-width="0.321cm" draw:marker-end-width="0.321cm" draw:fill="solid" draw:fill-color="#ffffd7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53cm" svg:stroke-color="#000000" draw:marker-start-width="0.279cm" draw:marker-end-width="0.279cm" draw:fill="solid" draw:fill-color="#ffffd7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solid" svg:stroke-width="0.081cm" svg:stroke-color="#000000" draw:marker-start-width="0.321cm" draw:marker-end-width="0.321cm" draw:fill="none" draw:fill-color="#000000" draw:textarea-horizontal-align="justify" draw:textarea-vertical-align="middle" draw:auto-grow-height="false" fo:min-height="6.56cm" fo:min-width="6.31cm" fo:padding-top="0.165cm" fo:padding-bottom="0.165cm" fo:padding-left="0.29cm" fo:padding-right="0.29cm"/>
    </style:style>
    <style:style style:name="gr4" style:family="graphic" style:parent-style-name="standard">
      <style:graphic-properties svg:stroke-color="#000000" draw:fill="solid" draw:fill-color="#1b1c3f" draw:textarea-horizontal-align="justify" draw:textarea-vertical-align="top" draw:auto-grow-height="false" fo:min-height="4.123cm" fo:min-width="7.966cm"/>
    </style:style>
    <style:style style:name="gr5" style:family="graphic" style:parent-style-name="standard">
      <style:graphic-properties svg:stroke-color="#000000" draw:fill="solid" draw:fill-color="#1c088f" draw:textarea-horizontal-align="justify" draw:textarea-vertical-align="top" draw:auto-grow-height="false" fo:min-height="3.119cm" fo:min-width="7.178cm"/>
    </style:style>
    <style:style style:name="gr6" style:family="graphic" style:parent-style-name="standard">
      <style:graphic-properties svg:stroke-color="#000000" draw:fill="solid" draw:fill-color="#f9aa38" draw:textarea-horizontal-align="justify" draw:textarea-vertical-align="top" draw:auto-grow-height="false" fo:min-height="5.098cm" fo:min-width="7.465cm"/>
    </style:style>
    <style:style style:name="gr7" style:family="graphic" style:parent-style-name="standard">
      <style:graphic-properties svg:stroke-color="#000000" draw:fill="solid" draw:fill-color="#ffcc62" draw:textarea-horizontal-align="justify" draw:textarea-vertical-align="top" draw:auto-grow-height="false" fo:min-height="3.766cm" fo:min-width="6.724cm"/>
    </style:style>
    <style:style style:name="gr8" style:family="graphic" style:parent-style-name="standard">
      <style:graphic-properties svg:stroke-color="#000000" draw:fill="solid" draw:fill-color="#3f9343" draw:textarea-horizontal-align="justify" draw:textarea-vertical-align="top" draw:auto-grow-height="false" fo:min-height="5.209cm" fo:min-width="7.745cm"/>
    </style:style>
    <style:style style:name="gr9" style:family="graphic" style:parent-style-name="standard">
      <style:graphic-properties svg:stroke-color="#000000" draw:fill="solid" draw:fill-color="#6ac483" draw:textarea-horizontal-align="justify" draw:textarea-vertical-align="top" draw:auto-grow-height="false" fo:min-height="4.303cm" fo:min-width="6.979cm"/>
    </style:style>
    <style:style style:name="gr10" style:family="graphic" style:parent-style-name="standard">
      <style:graphic-properties svg:stroke-color="#000000" draw:fill="solid" draw:fill-color="#8f0500" draw:textarea-horizontal-align="justify" draw:textarea-vertical-align="top" draw:auto-grow-height="false" fo:min-height="4.234cm" fo:min-width="7.909cm"/>
    </style:style>
    <style:style style:name="gr11" style:family="graphic" style:parent-style-name="standard">
      <style:graphic-properties svg:stroke-color="#000000" draw:fill="solid" draw:fill-color="#ec0000" draw:textarea-horizontal-align="justify" draw:textarea-vertical-align="top" draw:auto-grow-height="false" fo:min-height="3.253cm" fo:min-width="7.127cm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1b1c3f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solid" draw:fill-color="#1c088f"/>
      <style:paragraph-properties fo:text-align="start"/>
      <style:text-properties fo:font-size="10pt" style:font-size-asian="10pt" style:font-size-complex="10pt"/>
    </style:style>
    <style:style style:name="P6" style:family="paragraph">
      <loext:graphic-properties draw:fill="solid" draw:fill-color="#f9aa38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solid" draw:fill-color="#ffcc62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solid" draw:fill-color="#3f9343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justify"/>
    </style:style>
    <style:style style:name="P10" style:family="paragraph">
      <loext:graphic-properties draw:fill="solid" draw:fill-color="#6ac483"/>
      <style:paragraph-properties fo:text-align="justify"/>
      <style:text-properties fo:font-size="10pt" style:font-size-asian="10pt" style:font-size-complex="10pt"/>
    </style:style>
    <style:style style:name="P11" style:family="paragraph">
      <loext:graphic-properties draw:fill="solid" draw:fill-color="#8f0500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text-align="start"/>
      <style:text-properties fo:color="#ffffff"/>
    </style:style>
    <style:style style:name="P13" style:family="paragraph">
      <loext:graphic-properties draw:fill="solid" draw:fill-color="#ec0000"/>
      <style:paragraph-properties fo:text-align="start"/>
      <style:text-properties fo:color="#ffffff" fo:font-size="10pt" style:font-size-asian="10pt" style:font-size-complex="10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958cm" svg:y1="11.029cm" svg:x2="16.237cm" svg:y2="11.029cm">
          <text:p/>
        </draw:line>
        <draw:line draw:style-name="gr2" draw:text-style-name="P1" draw:layer="layout" svg:x1="10.611cm" svg:y1="5.849cm" svg:x2="10.611cm" svg:y2="16.516cm">
          <text:p/>
        </draw:line>
        <draw:custom-shape draw:style-name="gr3" draw:text-style-name="P2" draw:layer="layout" svg:width="13.619cm" svg:height="13.619cm" svg:x="3.816cm" svg:y="3.9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8.466cm" svg:height="4.373cm" svg:x="6.35cm" svg:y="2.146cm">
          <text:p text:style-name="P3"><text:span text:style-name="T1">Esthétiq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7.678cm" svg:height="3.369cm" svg:x="6.602cm" svg:y="2.788cm">
          <text:p text:style-name="P3"><text:span text:style-name="T2">-Graphismes en 2 dimensions</text:span></text:p>
          <text:p text:style-name="P3"><text:span text:style-name="T2">-Aplats de couleurs</text:span></text:p>
          <text:p text:style-name="P3"><text:span text:style-name="T2">-Vision globale du dessus de plan de travail-</text:span></text:p>
          <text:p text:style-name="P3"><text:span text:style-name="T2">-Décors variants en fonction des pays</text:span></text:p>
          <text:p text:style-name="P3"><text:span text:style-name="T2">-Dessin cartoonesque tout public</text:span></text:p>
          <text:p text:style-name="P3"><text:span text:style-name="T2">-Dessins vectorisés.</text:span></text:p>
          <text:p text:style-name="P3"><text:span text:style-name="T2">-Décors réalistes dans les couleurs et le style</text:span></text:p>
          <text:p text:style-name="P3"><text:span text:style-name="T2"/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7.965cm" svg:height="5.348cm" svg:x="0.808cm" svg:y="8.55cm">
          <text:p text:style-name="P3"><text:span text:style-name="T1">Mécanique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7.224cm" svg:height="4.016cm" svg:x="1.045cm" svg:y="9.659cm">
          <text:p text:style-name="P3"><text:span text:style-name="T2">-Déplacements et validation d’éléments</text:span></text:p>
          <text:p text:style-name="P3"><text:span text:style-name="T2">-Progression sur une carte du monde</text:span></text:p>
          <text:p text:style-name="P3"><text:span text:style-name="T2">-Personnalisation de son chef cuisinier</text:span></text:p>
          <text:p text:style-name="P3"><text:span text:style-name="T2">-Participation aux compétitions quotidiennes</text:span></text:p>
          <text:p text:style-name="P3"><text:span text:style-name="T2"/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8.245cm" svg:height="5.459cm" svg:x="12.117cm" svg:y="8.466cm">
          <text:p text:style-name="P3"><text:span text:style-name="T1">Histoir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7.479cm" svg:height="4.553cm" svg:x="12.362cm" svg:y="9.066cm">
          <text:p text:style-name="P9"><text:span text:style-name="T2">-Cuisinier qui fait le tour du monde</text:span></text:p>
          <text:p text:style-name="P9"><text:span text:style-name="T2">-Découverte de plats typiques des</text:span></text:p>
          <text:p text:style-name="P9"><text:span text:style-name="T2"><text:tab/></text:span><text:span text:style-name="T2"> </text:span><text:span text:style-name="T2">pays du monde</text:span></text:p>
          <text:p text:style-name="P9"><text:span text:style-name="T2">-Retour au pays d’origine avec</text:span></text:p>
          <text:p text:style-name="P9"><text:span text:style-name="T2"><text:tab/></text:span><text:span text:style-name="T2"> </text:span><text:span text:style-name="T2">ses connaissances</text:span></text:p>
          <text:p text:style-name="P9"><text:span text:style-name="T2">-Réalisation de menus quotidiens</text:span></text:p>
          <text:p text:style-name="P9"><text:span text:style-name="T2"><text:tab/></text:span><text:span text:style-name="T2"> </text:span><text:span text:style-name="T2">en compétition avec</text:span></text:p>
          <text:p text:style-name="P9"><text:span text:style-name="T2"><text:tab/></text:span><text:span text:style-name="T2">les autres voyageurs.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8.409cm" svg:height="4.484cm" svg:x="6.268cm" svg:y="15.235cm">
          <text:p text:style-name="P3"><text:span text:style-name="T1">Technique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7.627cm" svg:height="3.503cm" svg:x="6.518cm" svg:y="15.826cm">
          <text:p text:style-name="P12"><text:span text:style-name="T3">-Contrôles tactiles (tap and swipe )</text:span></text:p>
          <text:p text:style-name="P12"><text:span text:style-name="T3">-Format mobile</text:span></text:p>
          <text:p text:style-name="P12"><text:span text:style-name="T3">-Affichage de texte</text:span></text:p>
          <text:p text:style-name="P12"><text:span text:style-name="T3">-Boutons</text:span></text:p>
          <text:p text:style-name="P12"><text:span text:style-name="T3">-Score mondial (online)</text:span></text:p>
          <text:p text:style-name="P12"><text:span text:style-name="T3">-Confrontations avec le jeu (hors ligne)</text:span></text:p>
          <text:p text:style-name="P12"><text:span text:style-name="T3">-Fluidité du jeu (chargements courts)</text:span></text:p>
          <text:p text:style-name="P12"><text:span text:style-name="T3"/></text:p>
          <text:p text:style-name="P12"><text:span text:style-name="T3"/></text:p>
          <text:p text:style-name="P12"><text:span text:style-name="T3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01T16:55:36.816000000</meta:creation-date>
    <dc:date>2020-06-11T10:40:40.698000000</dc:date>
    <meta:editing-duration>PT25M14S</meta:editing-duration>
    <meta:editing-cycles>5</meta:editing-cycles>
    <meta:generator>LibreOffice/6.3.2.2$Windows_X86_64 LibreOffice_project/98b30e735bda24bc04ab42594c85f7fd8be07b9c</meta:generator>
    <meta:document-statistic meta:object-count="11"/>
  </office:meta>
</office:document-meta>
</file>